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1A43B1D43349D65D1AC.png" manifest:media-type="image/png"/>
  <manifest:file-entry manifest:full-path="Pictures/10000001000003C9000001A463B9626D87C8559D.png" manifest:media-type="image/png"/>
  <manifest:file-entry manifest:full-path="Pictures/10000001000003C9000001A4C9441899E7477540.png" manifest:media-type="image/png"/>
  <manifest:file-entry manifest:full-path="Pictures/100000010000033C000001D2D9411C0CC97ECF70.png" manifest:media-type="image/png"/>
  <manifest:file-entry manifest:full-path="Pictures/100000010000033C000001D264E0CD10708371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437in" svg:y="-0.0161in" svg:width="6.9252in" svg:height="3.8972in" draw:z-index="0"><draw:image xlink:href="Pictures/100000010000033C000001D264E0CD1070837156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" text:anchor-type="char" svg:x="0in" svg:y="0.0535in" svg:width="6.9252in" svg:height="3.8972in" draw:z-index="1"><draw:image xlink:href="Pictures/100000010000033C000001D2D9411C0CC97ECF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in" svg:y="0.0354in" svg:width="6.9252in" svg:height="3.0016in" draw:z-index="2"><draw:image xlink:href="Pictures/10000001000003C9000001A4C9441899E7477540.png" xlink:type="simple" xlink:show="embed" xlink:actuate="onLoad" draw:mime-type="image/png"/></draw:frame><text:soft-page-break/></text:p>
      <text:p text:style-name="Standard"/>
      <text:p text:style-name="Standard"><draw:frame draw:style-name="fr2" draw:name="Image4" text:anchor-type="char" svg:x="-0.052in" svg:y="0.0472in" svg:width="6.9252in" svg:height="3.0016in" draw:z-index="3"><draw:image xlink:href="Pictures/10000001000003C9000001A463B9626D87C855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char" svg:width="6.9252in" svg:height="3.0016in" draw:z-index="4"><draw:image xlink:href="Pictures/10000001000003C9000001A43B1D43349D65D1AC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1:46:52.496578921</meta:creation-date>
    <dc:date>2024-07-10T21:23:20.996473949</dc:date>
    <meta:editing-duration>PT4M51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